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style:text-underline-style="none" fo:font-weight="bold" officeooo:rsid="002316a3" officeooo:paragraph-rsid="000543b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2316a3" officeooo:paragraph-rsid="002316a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bold" officeooo:rsid="002316a3" officeooo:paragraph-rsid="0024a58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dde45" officeooo:paragraph-rsid="001dde45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officeooo:rsid="000cfbd7" officeooo:paragraph-rsid="002316a3"/>
    </style:style>
    <style:style style:name="P7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officeooo:rsid="000cfbd7" officeooo:paragraph-rsid="0024a580"/>
    </style:style>
    <style:style style:name="P8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officeooo:rsid="000cfbd7" officeooo:paragraph-rsid="0025f482"/>
    </style:style>
    <style:style style:name="P9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style:font-name="Arial" fo:font-size="12pt" officeooo:paragraph-rsid="0025f482" style:font-size-asian="12pt" style:font-size-complex="12pt"/>
    </style:style>
    <style:style style:name="P10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fo:font-size="12pt" style:text-underline-style="none" fo:font-weight="bold" officeooo:rsid="002316a3" officeooo:paragraph-rsid="0025f48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officeooo:paragraph-rsid="0024a580" style:font-size-asian="8pt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officeooo:paragraph-rsid="0025cc95" style:font-size-asian="8pt" style:font-size-complex="8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style:text-underline-style="none" fo:font-weight="bold" officeooo:rsid="002316a3" officeooo:paragraph-rsid="0025f482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Arial" fo:font-size="8pt" officeooo:paragraph-rsid="002316a3" style:font-size-asian="8pt" style:font-size-complex="8pt"/>
    </style:style>
    <style:style style:name="P16" style:family="paragraph" style:parent-style-name="Standard">
      <style:paragraph-properties fo:break-before="page"/>
      <style:text-properties fo:font-size="14pt" style:text-underline-style="none" fo:font-weight="bold" officeooo:rsid="002316a3" officeooo:paragraph-rsid="002316a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fo:font-size="14pt" style:text-underline-style="none" fo:font-weight="bold" officeooo:rsid="002316a3" officeooo:paragraph-rsid="0025f48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Arial" fo:font-size="8pt" style:font-size-asian="8pt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Arial" fo:font-size="8pt" officeooo:paragraph-rsid="0025cc95" style:font-size-asian="8pt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officeooo:paragraph-rsid="00293aa3" style:font-size-asian="8pt" style:font-size-complex="8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Arial" fo:font-size="8pt" officeooo:paragraph-rsid="00293aa3" style:font-size-asian="8pt" style:font-size-complex="8pt"/>
    </style:style>
    <style:style style:name="P23" style:family="paragraph" style:parent-style-name="Standard">
      <style:text-properties fo:font-size="14pt" style:text-underline-style="none" fo:font-weight="bold" officeooo:rsid="002316a3" officeooo:paragraph-rsid="0024a580" style:font-size-asian="14pt" style:font-weight-asian="bold" style:font-size-complex="14pt" style:font-weight-complex="bold"/>
    </style:style>
    <style:style style:name="P24" style:family="paragraph" style:parent-style-name="Standard">
      <style:text-properties style:text-underline-style="none" officeooo:rsid="002316a3" officeooo:paragraph-rsid="00293aa3"/>
    </style:style>
    <style:style style:name="P25" style:family="paragraph" style:parent-style-name="Standard">
      <style:text-properties style:text-underline-style="none" officeooo:rsid="00293aa3" officeooo:paragraph-rsid="00293aa3"/>
    </style:style>
    <style:style style:name="P26" style:family="paragraph" style:parent-style-name="Standard">
      <style:paragraph-properties fo:margin-left="1.924cm" fo:margin-right="0cm" fo:text-align="justify" style:justify-single-word="false" fo:text-indent="-1.924cm" style:auto-text-indent="false">
        <style:tab-stops/>
      </style:paragraph-properties>
      <style:text-properties officeooo:rsid="000cfbd7" officeooo:paragraph-rsid="00293aa3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weight="bold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3f7f5f"/>
    </style:style>
    <style:style style:name="T8" style:family="text">
      <style:text-properties fo:color="#3f7f5f" style:text-underline-style="solid" style:text-underline-width="auto" style:text-underline-color="font-color"/>
    </style:style>
    <style:style style:name="T9" style:family="text">
      <style:text-properties fo:color="#7f0055"/>
    </style:style>
    <style:style style:name="T10" style:family="text">
      <style:text-properties fo:color="#7f0055" fo:font-weight="bold" style:font-weight-asian="bold"/>
    </style:style>
    <style:style style:name="T11" style:family="text">
      <style:text-properties fo:color="#7f0055" fo:font-size="10pt" fo:font-weight="bold" style:font-size-asian="10pt" style:font-weight-asian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0000c0"/>
    </style:style>
    <style:style style:name="T14" style:family="text">
      <style:text-properties fo:color="#0000c0" fo:font-style="italic" style:font-style-asian="italic"/>
    </style:style>
    <style:style style:name="T15" style:family="text">
      <style:text-properties fo:color="#0000c0" fo:font-size="10pt" style:font-size-asian="10pt"/>
    </style:style>
    <style:style style:name="T16" style:family="text">
      <style:text-properties fo:color="#0000c0" style:text-underline-style="solid" style:text-underline-width="auto" style:text-underline-color="font-color"/>
    </style:style>
    <style:style style:name="T17" style:family="text">
      <style:text-properties fo:color="#0000c0" style:font-name="Monospace" fo:font-size="10pt" style:font-size-asian="10pt"/>
    </style:style>
    <style:style style:name="T18" style:family="text">
      <style:text-properties fo:color="#2a00ff"/>
    </style:style>
    <style:style style:name="T19" style:family="text">
      <style:text-properties fo:color="#646464"/>
    </style:style>
    <style:style style:name="T20" style:family="text">
      <style:text-properties officeooo:rsid="0024531f"/>
    </style:style>
    <style:style style:name="T21" style:family="text">
      <style:text-properties officeooo:rsid="0024a580"/>
    </style:style>
    <style:style style:name="T22" style:family="text">
      <style:text-properties officeooo:rsid="0025cc95"/>
    </style:style>
    <style:style style:name="T23" style:family="text">
      <style:text-properties officeooo:rsid="0025f482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4531f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25f482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21">JTextPane</text:span> java megoldások</text:p>
      <text:p text:style-name="P24"/>
      <text:p text:style-name="P25"><text:span text:style-name="T26">M</text:span><text:span text:style-name="T24">egtiltani a kiválasztást a mezőben</text:span></text:p>
      <text:p text:style-name="P26"/>
      <text:p text:style-name="P20"><text:span text:style-name="T1">JTextField <text:s/></text:span><text:span text:style-name="T13">statusField</text:span><text:span text:style-name="T1"> = </text:span><text:span text:style-name="T10">new</text:span><text:span text:style-name="T1"> JTextField();</text:span></text:p>
      <text:p text:style-name="P11"><text:span text:style-name="T13">statusField</text:span><text:span text:style-name="T1">.setEditable( </text:span><text:span text:style-name="T10">false</text:span><text:span text:style-name="T1"> );</text:span></text:p>
      <text:p text:style-name="P11"><text:span text:style-name="T13">statusField</text:span><text:span text:style-name="T1">.setHighlighter( </text:span><text:span text:style-name="T10">null </text:span><text:span text:style-name="T1">);</text:span></text:p>
      <text:p text:style-name="P4"/>
      <text:p text:style-name="P4"><text:span text:style-name="T20">Szövegmező -</text:span> <text:span text:style-name="T21">egyszerű karakterformázás – sortörés nélkül</text:span></text:p>
      <text:p text:style-name="P7"/>
      <text:p text:style-name="P12"><text:span text:style-name="T10">import</text:span><text:span text:style-name="T1"> java.awt.*;</text:span></text:p>
      <text:p text:style-name="P11"><text:span text:style-name="T10">import</text:span><text:span text:style-name="T1"> javax.swing.*;</text:span></text:p>
      <text:p text:style-name="P11"><text:span text:style-name="T10">import</text:span><text:span text:style-name="T1"> javax.swing.text.*;</text:span></text:p>
      <text:p text:style-name="P11"/>
      <text:p text:style-name="P11"><text:span text:style-name="T10">public</text:span><text:span text:style-name="T1"> </text:span><text:span text:style-name="T10">class</text:span><text:span text:style-name="T1"> MyTest </text:span><text:span text:style-name="T10">extends</text:span><text:span text:style-name="T1"> JFrame{</text:span></text:p>
      <text:p text:style-name="P11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14">serialVersionUID</text:span><text:span text:style-name="T1"> = 8039927621268023511L;</text:span></text:p>
      <text:p text:style-name="P11"><text:span text:style-name="T1"><text:tab/></text:span><text:span text:style-name="T10">private</text:span><text:span text:style-name="T1"> DefaultStyledDocument </text:span><text:span text:style-name="T13">outputDocument</text:span><text:span text:style-name="T1">;</text:span></text:p>
      <text:p text:style-name="P11"><text:span text:style-name="T1"><text:tab/></text:span><text:span text:style-name="T10">private</text:span><text:span text:style-name="T1"> JTextPane </text:span><text:span text:style-name="T13">outputPanel</text:span><text:span text:style-name="T1">;</text:span></text:p>
      <text:p text:style-name="P18"><text:tab/></text:p>
      <text:p text:style-name="P11"><text:span text:style-name="T1"><text:tab/></text:span><text:span text:style-name="T10">public</text:span><text:span text:style-name="T1"> SimpleAttributeSet </text:span><text:span text:style-name="T13">ATTRIBUTE_NORMAL</text:span><text:span text:style-name="T1">;</text:span></text:p>
      <text:p text:style-name="P11"><text:span text:style-name="T1"><text:tab/></text:span><text:span text:style-name="T10">public</text:span><text:span text:style-name="T1"> SimpleAttributeSet </text:span><text:span text:style-name="T13">ATTRIBUTE_ATTENTION</text:span><text:span text:style-name="T1">;</text:span></text:p>
      <text:p text:style-name="P18"><text:tab/></text:p>
      <text:p text:style-name="P11"><text:span text:style-name="T1"><text:tab/></text:span><text:span text:style-name="T10">public</text:span><text:span text:style-name="T1"> </text:span><text:span text:style-name="T10">static</text:span><text:span text:style-name="T1"> </text:span><text:span text:style-name="T10">void</text:span><text:span text:style-name="T1"> main(String[] args) {</text:span></text:p>
      <text:p text:style-name="P11"><text:span text:style-name="T1"><text:tab/><text:tab/></text:span><text:span text:style-name="T10">new</text:span><text:span text:style-name="T1"> MyTest();</text:span></text:p>
      <text:p text:style-name="P18"><text:tab/>}</text:p>
      <text:p text:style-name="P11"/>
      <text:p text:style-name="P11"><text:span text:style-name="T1"><text:tab/></text:span><text:span text:style-name="T10">public</text:span><text:span text:style-name="T1"> MyTest() {</text:span></text:p>
      <text:p text:style-name="P11"><text:span text:style-name="T1"><text:tab/><text:tab/></text:span><text:span text:style-name="T10">super</text:span><text:span text:style-name="T1">( </text:span><text:span text:style-name="T18">"Test"</text:span><text:span text:style-name="T1"> );</text:span></text:p>
      <text:p text:style-name="P18"><text:s text:c="8"/></text:p>
      <text:p text:style-name="P11"><text:span text:style-name="T1"><text:tab/><text:tab/>StyleContext outputStyleContext = </text:span><text:span text:style-name="T10">new</text:span><text:span text:style-name="T1"> StyleContext();</text:span></text:p>
      <text:p text:style-name="P11"><text:span text:style-name="T1"><text:tab/><text:tab/></text:span><text:span text:style-name="T13">outputDocument</text:span><text:span text:style-name="T1"> = </text:span><text:span text:style-name="T10">new</text:span><text:span text:style-name="T1"> DefaultStyledDocument(outputStyleContext);</text:span></text:p>
      <text:p text:style-name="P11"><text:span text:style-name="T1"><text:tab/><text:tab/></text:span><text:span text:style-name="T13">outputPanel</text:span><text:span text:style-name="T1"> = </text:span><text:span text:style-name="T10">new</text:span><text:span text:style-name="T1"> JTextPane(</text:span><text:span text:style-name="T13">outputDocument</text:span><text:span text:style-name="T1">);</text:span></text:p>
      <text:p text:style-name="P11"><text:span text:style-name="T1"><text:tab/><text:tab/></text:span><text:span text:style-name="T13">outputPanel</text:span><text:span text:style-name="T1">.setEditable(</text:span><text:span text:style-name="T10">false</text:span><text:span text:style-name="T1">);</text:span></text:p>
      <text:p text:style-name="P18"><text:tab/><text:tab/></text:p>
      <text:p text:style-name="P11"><text:span text:style-name="T1"><text:tab/><text:tab/></text:span><text:span text:style-name="T7">//</text:span><text:span text:style-name="T8">Csak</text:span><text:span text:style-name="T7"> </text:span><text:span text:style-name="T8">igy</text:span><text:span text:style-name="T7"> </text:span><text:span text:style-name="T8">lehet</text:span><text:span text:style-name="T7"> </text:span><text:span text:style-name="T8">megoldani</text:span><text:span text:style-name="T7">, </text:span><text:span text:style-name="T8">hogy</text:span><text:span text:style-name="T7"> </text:span><text:span text:style-name="T8">ne</text:span><text:span text:style-name="T7"> </text:span><text:span text:style-name="T8">torje</text:span><text:span text:style-name="T7"> a </text:span><text:span text:style-name="T8">sorokat</text:span><text:span text:style-name="T7">, ha </text:span><text:span text:style-name="T8">hosszabb</text:span><text:span text:style-name="T7"> mint a </text:span><text:span text:style-name="T8">rendelkezesre</text:span><text:span text:style-name="T7"> </text:span><text:span text:style-name="T8">allo</text:span><text:span text:style-name="T7">, </text:span><text:span text:style-name="T8">hely</text:span></text:p>
      <text:p text:style-name="P11"><text:span text:style-name="T1"><text:tab/><text:tab/>JPanel outputNoWrapPanel = </text:span><text:span text:style-name="T10">new</text:span><text:span text:style-name="T1"> JPanel( </text:span><text:span text:style-name="T10">new</text:span><text:span text:style-name="T1"> BorderLayout() );</text:span></text:p>
      <text:p text:style-name="P11"><text:span text:style-name="T1"><text:tab/><text:tab/>outputNoWrapPanel.add( </text:span><text:span text:style-name="T13">outputPanel</text:span><text:span text:style-name="T1"> );</text:span></text:p>
      <text:p text:style-name="P11"><text:span text:style-name="T1"><text:tab/><text:tab/>DefaultCaret outputCaret = (DefaultCaret)</text:span><text:span text:style-name="T13">outputPanel</text:span><text:span text:style-name="T1">.getCaret();</text:span></text:p>
      <text:p text:style-name="P11"><text:span text:style-name="T1"><text:tab/><text:tab/>outputCaret.setUpdatePolicy(DefaultCaret.</text:span><text:span text:style-name="T14">ALWAYS_UPDATE</text:span><text:span text:style-name="T1">);</text:span></text:p>
      <text:p text:style-name="P18"><text:tab/><text:tab/></text:p>
      <text:p text:style-name="P11"><text:span text:style-name="T1"><text:tab/><text:tab/>JScrollPane outputScrollablePanel = </text:span><text:span text:style-name="T10">new</text:span><text:span text:style-name="T1"> JScrollPane(outputNoWrapPanel );</text:span></text:p>
      <text:p text:style-name="P11"><text:span text:style-name="T1"><text:tab/><text:tab/>outputScrollablePanel.setHorizontalScrollBarPolicy(JScrollPane.</text:span><text:span text:style-name="T14">HORIZONTAL_SCROLLBAR_AS_NEEDED</text:span><text:span text:style-name="T1">);<text:tab/></text:span></text:p>
      <text:p text:style-name="P11"/>
      <text:p text:style-name="P11"><text:span text:style-name="T1"><text:tab/><text:tab/></text:span><text:span text:style-name="T7">//</text:span><text:span text:style-name="T8">Definialom</text:span><text:span text:style-name="T7"> </text:span><text:span text:style-name="T8">az</text:span><text:span text:style-name="T7"> </text:span><text:span text:style-name="T8">attributumokat</text:span></text:p>
      <text:p text:style-name="P11"><text:span text:style-name="T1"><text:tab/><text:tab/></text:span><text:span text:style-name="T13">ATTRIBUTE_NORMAL</text:span><text:span text:style-name="T1"> = </text:span><text:span text:style-name="T10">new</text:span><text:span text:style-name="T1"> SimpleAttributeSet();</text:span></text:p>
      <text:p text:style-name="P11"><text:span text:style-name="T1"><text:tab/><text:tab/>StyleConstants.</text:span><text:span text:style-name="T2">setForeground</text:span><text:span text:style-name="T1">( </text:span><text:span text:style-name="T13">ATTRIBUTE_NORMAL</text:span><text:span text:style-name="T1">, Color.</text:span><text:span text:style-name="T14">BLACK</text:span><text:span text:style-name="T1"> );</text:span></text:p>
      <text:p text:style-name="P11"><text:span text:style-name="T1"><text:tab/><text:tab/>StyleConstants.</text:span><text:span text:style-name="T2">setBold</text:span><text:span text:style-name="T1">( </text:span><text:span text:style-name="T13">ATTRIBUTE_NORMAL</text:span><text:span text:style-name="T1">, </text:span><text:span text:style-name="T10">false</text:span><text:span text:style-name="T1"> );</text:span></text:p>
      <text:p text:style-name="P11"><text:span text:style-name="T1"><text:tab/><text:tab/>StyleConstants.</text:span><text:span text:style-name="T2">setItalic</text:span><text:span text:style-name="T1">( </text:span><text:span text:style-name="T13">ATTRIBUTE_NORMAL</text:span><text:span text:style-name="T1">, </text:span><text:span text:style-name="T10">false</text:span><text:span text:style-name="T1"> );</text:span></text:p>
      <text:p text:style-name="P11"><text:span text:style-name="T1"><text:tab/><text:tab/>StyleConstants.</text:span><text:span text:style-name="T2">setUnderline</text:span><text:span text:style-name="T1">( </text:span><text:span text:style-name="T13">ATTRIBUTE_NORMAL</text:span><text:span text:style-name="T1">, </text:span><text:span text:style-name="T10">false</text:span><text:span text:style-name="T1"> );<text:tab/><text:tab/></text:span></text:p>
      <text:p text:style-name="P18"><text:tab/><text:tab/></text:p>
      <text:p text:style-name="P11"><text:span text:style-name="T1"><text:tab/><text:tab/></text:span><text:span text:style-name="T13">ATTRIBUTE_ATTENTION</text:span><text:span text:style-name="T1"> = </text:span><text:span text:style-name="T10">new</text:span><text:span text:style-name="T1"> SimpleAttributeSet();</text:span></text:p>
      <text:p text:style-name="P11"><text:span text:style-name="T1"><text:tab/><text:tab/>StyleConstants.</text:span><text:span text:style-name="T2">setForeground</text:span><text:span text:style-name="T1">( </text:span><text:span text:style-name="T13">ATTRIBUTE_ATTENTION</text:span><text:span text:style-name="T1">, Color.</text:span><text:span text:style-name="T14">RED</text:span><text:span text:style-name="T1"> );</text:span></text:p>
      <text:p text:style-name="P11"><text:span text:style-name="T1"><text:tab/><text:tab/>StyleConstants.</text:span><text:span text:style-name="T2">setBold</text:span><text:span text:style-name="T1">( </text:span><text:span text:style-name="T13">ATTRIBUTE_ATTENTION</text:span><text:span text:style-name="T1">, </text:span><text:span text:style-name="T10">true</text:span><text:span text:style-name="T1"> );</text:span></text:p>
      <text:p text:style-name="P11"><text:span text:style-name="T1"><text:tab/><text:tab/>StyleConstants.</text:span><text:span text:style-name="T2">setItalic</text:span><text:span text:style-name="T1">( </text:span><text:span text:style-name="T13">ATTRIBUTE_ATTENTION</text:span><text:span text:style-name="T1">, </text:span><text:span text:style-name="T10">false</text:span><text:span text:style-name="T1"> );</text:span></text:p>
      <text:p text:style-name="P11"><text:span text:style-name="T1"><text:tab/><text:tab/>StyleConstants.</text:span><text:span text:style-name="T2">setUnderline</text:span><text:span text:style-name="T1">( </text:span><text:span text:style-name="T13">ATTRIBUTE_ATTENTION</text:span><text:span text:style-name="T1">, </text:span><text:span text:style-name="T10">false</text:span><text:span text:style-name="T1"> );</text:span></text:p>
      <text:p text:style-name="P11"><text:span text:style-name="T1"><text:tab/><text:tab/>StyleConstants.</text:span><text:span text:style-name="T2">setFontSize</text:span><text:span text:style-name="T1">( </text:span><text:span text:style-name="T13">ATTRIBUTE_ATTENTION</text:span><text:span text:style-name="T1">, 15 );</text:span></text:p>
      <text:p text:style-name="P18"><text:tab/><text:tab/></text:p>
      <text:p text:style-name="P11"><text:span text:style-name="T1"><text:tab/><text:tab/></text:span><text:span text:style-name="T10">try</text:span><text:span text:style-name="T1"> {</text:span></text:p>
      <text:p text:style-name="P11"><text:span text:style-name="T1"><text:tab/><text:tab/><text:tab/></text:span><text:span text:style-name="T13">outputDocument</text:span><text:span text:style-name="T1">.insertString( </text:span><text:span text:style-name="T13">outputDocument</text:span><text:span text:style-name="T1">.getLength(), </text:span><text:span text:style-name="T18">"Ez normal formatum\n"</text:span><text:span text:style-name="T1">, </text:span><text:span text:style-name="T13">ATTRIBUTE_NORMAL</text:span><text:span text:style-name="T1"> );</text:span></text:p>
      <text:p text:style-name="P11"><text:span text:style-name="T1"><text:tab/><text:tab/><text:tab/></text:span><text:span text:style-name="T13">outputDocument</text:span><text:span text:style-name="T1">.insertString( </text:span><text:span text:style-name="T13">outputDocument</text:span><text:span text:style-name="T1">.getLength(), </text:span><text:span text:style-name="T18">"Ez pedig attention"</text:span><text:span text:style-name="T1">, </text:span><text:span text:style-name="T13">ATTRIBUTE_ATTENTION</text:span><text:span text:style-name="T1"> );</text:span></text:p>
      <text:p text:style-name="P11"><text:span text:style-name="T1"><text:tab/><text:tab/>} </text:span><text:span text:style-name="T10">catch</text:span><text:span text:style-name="T1"> (BadLocationException e) {</text:span></text:p>
      <text:p text:style-name="P18"><text:tab/><text:tab/><text:tab/>e.printStackTrace();</text:p>
      <text:p text:style-name="P18"><text:tab/><text:tab/>}</text:p>
      <text:p text:style-name="P18"><text:tab/><text:tab/> <text:s text:c="6"/></text:p>
      <text:p text:style-name="P11"><text:span text:style-name="T1"><text:tab/><text:tab/></text:span><text:span text:style-name="T10">this</text:span><text:span text:style-name="T1">.setDefaultCloseOperation(JFrame.</text:span><text:span text:style-name="T14">EXIT_ON_CLOSE</text:span><text:span text:style-name="T1">);</text:span></text:p>
      <text:p text:style-name="P11"><text:span text:style-name="T1"><text:tab/><text:tab/></text:span><text:span text:style-name="T10">this</text:span><text:span text:style-name="T1">.setSize( 300, 200 );</text:span></text:p>
      <text:p text:style-name="P11"><text:span text:style-name="T1"><text:tab/><text:tab/></text:span><text:span text:style-name="T10">this</text:span><text:span text:style-name="T1">.setLayout( </text:span><text:span text:style-name="T10">new</text:span><text:span text:style-name="T1"> BorderLayout() );</text:span></text:p>
      <text:p text:style-name="P11"><text:span text:style-name="T1"><text:tab/><text:tab/></text:span><text:span text:style-name="T10">this</text:span><text:span text:style-name="T1">.add( outputScrollablePanel, BorderLayout.</text:span><text:span text:style-name="T14">CENTER</text:span><text:span text:style-name="T1"> );<text:tab/></text:span></text:p>
      <text:p text:style-name="P11"><text:span text:style-name="T1"><text:tab/><text:tab/></text:span><text:span text:style-name="T10">this</text:span><text:span text:style-name="T1">.setLocationRelativeTo(</text:span><text:span text:style-name="T10">null</text:span><text:span text:style-name="T1">);</text:span></text:p>
      <text:p text:style-name="P11"><text:span text:style-name="T1"><text:tab/><text:tab/></text:span><text:span text:style-name="T10">this</text:span><text:span text:style-name="T1">.setVisible(</text:span><text:span text:style-name="T10">true</text:span><text:span text:style-name="T1">);</text:span></text:p>
      <text:p text:style-name="P18"><text:tab/>}</text:p>
      <text:p text:style-name="P18">}</text:p>
      <text:p text:style-name="P2"><text:soft-page-break/></text:p>
      <text:p text:style-name="P2"/>
      <text:p text:style-name="P2"/>
      <text:p text:style-name="P3"/>
      <text:p text:style-name="P16"><text:span text:style-name="T20">Szövegmező -</text:span> <text:span text:style-name="T22">L</text:span>ink <text:span text:style-name="T20">kezelése</text:span></text:p>
      <text:p text:style-name="P6"/>
      <text:p text:style-name="P15"><text:span text:style-name="T10">import</text:span> java.awt.*;</text:p>
      <text:p text:style-name="P11"><text:span text:style-name="T10">import</text:span><text:span text:style-name="T1"> java.awt.event.*;</text:span></text:p>
      <text:p text:style-name="P11"><text:span text:style-name="T10">import</text:span><text:span text:style-name="T1"> java.util.ArrayList;</text:span></text:p>
      <text:p text:style-name="P11"><text:span text:style-name="T10">import</text:span><text:span text:style-name="T1"> javax.swing.*;</text:span></text:p>
      <text:p text:style-name="P11"><text:span text:style-name="T10">import</text:span><text:span text:style-name="T1"> javax.swing.event.MouseInputAdapter;</text:span></text:p>
      <text:p text:style-name="P11"><text:span text:style-name="T10">import</text:span><text:span text:style-name="T1"> javax.swing.text.*;</text:span></text:p>
      <text:p text:style-name="P11"/>
      <text:p text:style-name="P11"><text:span text:style-name="T10">public</text:span><text:span text:style-name="T1"> </text:span><text:span text:style-name="T10">class</text:span><text:span text:style-name="T1"> MyTest </text:span><text:span text:style-name="T10">extends</text:span><text:span text:style-name="T1"> JFrame{</text:span></text:p>
      <text:p text:style-name="P11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14">serialVersionUID</text:span><text:span text:style-name="T1"> = 8039927621268023511L;</text:span></text:p>
      <text:p text:style-name="P11"><text:span text:style-name="T1"><text:tab/></text:span><text:span text:style-name="T10">private</text:span><text:span text:style-name="T1"> DefaultStyledDocument </text:span><text:span text:style-name="T13">outputDocument</text:span><text:span text:style-name="T1">;</text:span></text:p>
      <text:p text:style-name="P11"><text:span text:style-name="T1"><text:tab/></text:span><text:span text:style-name="T10">private</text:span><text:span text:style-name="T1"> JTextPane </text:span><text:span text:style-name="T13">outputPanel</text:span><text:span text:style-name="T1">;</text:span></text:p>
      <text:p text:style-name="P11"><text:span text:style-name="T1"><text:tab/></text:span><text:span text:style-name="T10">private</text:span><text:span text:style-name="T1"> ArrayList&lt;PrintOut&gt; </text:span><text:span text:style-name="T13">printoutList</text:span><text:span text:style-name="T1"> = </text:span><text:span text:style-name="T10">new</text:span><text:span text:style-name="T1"> ArrayList&lt;&gt;();</text:span></text:p>
      <text:p text:style-name="P18"><text:tab/></text:p>
      <text:p text:style-name="P11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String </text:span><text:span text:style-name="T14">LINK_ATTRIBUTE</text:span><text:span text:style-name="T1"> = </text:span><text:span text:style-name="T18">"LinkAttribute"</text:span><text:span text:style-name="T1">;</text:span></text:p>
      <text:p text:style-name="P18"><text:tab/></text:p>
      <text:p text:style-name="P11"><text:span text:style-name="T1"><text:tab/></text:span><text:span text:style-name="T10">public</text:span><text:span text:style-name="T1"> SimpleAttributeSet </text:span><text:span text:style-name="T13">ATTRIBUTE_NORMAL</text:span><text:span text:style-name="T1">;</text:span></text:p>
      <text:p text:style-name="P18"><text:tab/></text:p>
      <text:p text:style-name="P11"><text:span text:style-name="T1"><text:tab/></text:span><text:span text:style-name="T10">public</text:span><text:span text:style-name="T1"> </text:span><text:span text:style-name="T10">static</text:span><text:span text:style-name="T1"> </text:span><text:span text:style-name="T10">void</text:span><text:span text:style-name="T1"> main(String[] args) {</text:span></text:p>
      <text:p text:style-name="P11"><text:span text:style-name="T1"><text:tab/><text:tab/></text:span><text:span text:style-name="T10">new</text:span><text:span text:style-name="T1"> MyTest();</text:span></text:p>
      <text:p text:style-name="P18"><text:tab/>}</text:p>
      <text:p text:style-name="P11"/>
      <text:p text:style-name="P11"><text:span text:style-name="T1"><text:tab/></text:span><text:span text:style-name="T10">public</text:span><text:span text:style-name="T1"> MyTest() {</text:span></text:p>
      <text:p text:style-name="P11"><text:span text:style-name="T1"><text:tab/><text:tab/></text:span><text:span text:style-name="T10">super</text:span><text:span text:style-name="T1">( </text:span><text:span text:style-name="T18">"Test"</text:span><text:span text:style-name="T1"> );</text:span></text:p>
      <text:p text:style-name="P18"><text:s text:c="8"/></text:p>
      <text:p text:style-name="P11"><text:span text:style-name="T1"><text:tab/><text:tab/>StyleContext outputStyleContext = </text:span><text:span text:style-name="T10">new</text:span><text:span text:style-name="T1"> StyleContext();</text:span></text:p>
      <text:p text:style-name="P11"><text:span text:style-name="T1"><text:tab/><text:tab/></text:span><text:span text:style-name="T13">outputDocument</text:span><text:span text:style-name="T1"> = </text:span><text:span text:style-name="T10">new</text:span><text:span text:style-name="T1"> DefaultStyledDocument(outputStyleContext);</text:span></text:p>
      <text:p text:style-name="P11"><text:span text:style-name="T1"><text:tab/><text:tab/></text:span><text:span text:style-name="T13">outputPanel</text:span><text:span text:style-name="T1"> = </text:span><text:span text:style-name="T10">new</text:span><text:span text:style-name="T1"> JTextPane(</text:span><text:span text:style-name="T13">outputDocument</text:span><text:span text:style-name="T1">);</text:span></text:p>
      <text:p text:style-name="P11"><text:span text:style-name="T1"><text:tab/><text:tab/></text:span><text:span text:style-name="T13">outputPanel</text:span><text:span text:style-name="T1">.setEditable(</text:span><text:span text:style-name="T10">false</text:span><text:span text:style-name="T1">);</text:span></text:p>
      <text:p text:style-name="P18"><text:tab/><text:tab/></text:p>
      <text:p text:style-name="P11"><text:span text:style-name="T1"><text:tab/><text:tab/></text:span><text:span text:style-name="T7">//</text:span><text:span text:style-name="T8">Csak</text:span><text:span text:style-name="T7"> </text:span><text:span text:style-name="T8">igy</text:span><text:span text:style-name="T7"> </text:span><text:span text:style-name="T8">lehet</text:span><text:span text:style-name="T7"> </text:span><text:span text:style-name="T8">megoldani</text:span><text:span text:style-name="T7">, </text:span><text:span text:style-name="T8">hogy</text:span><text:span text:style-name="T7"> </text:span><text:span text:style-name="T8">ne</text:span><text:span text:style-name="T7"> </text:span><text:span text:style-name="T8">torje</text:span><text:span text:style-name="T7"> a </text:span><text:span text:style-name="T8">sorokat</text:span><text:span text:style-name="T7">, ha </text:span><text:span text:style-name="T8">hosszabb</text:span><text:span text:style-name="T7"> mint a </text:span><text:span text:style-name="T8">rendelkezesre</text:span><text:span text:style-name="T7"> </text:span><text:span text:style-name="T8">allo</text:span><text:span text:style-name="T7">, </text:span><text:span text:style-name="T8">hely</text:span></text:p>
      <text:p text:style-name="P11"><text:span text:style-name="T1"><text:tab/><text:tab/>JPanel outputNoWrapPanel = </text:span><text:span text:style-name="T10">new</text:span><text:span text:style-name="T1"> JPanel( </text:span><text:span text:style-name="T10">new</text:span><text:span text:style-name="T1"> BorderLayout() );</text:span></text:p>
      <text:p text:style-name="P11"><text:span text:style-name="T1"><text:tab/><text:tab/>outputNoWrapPanel.add( </text:span><text:span text:style-name="T13">outputPanel</text:span><text:span text:style-name="T1"> );</text:span></text:p>
      <text:p text:style-name="P11"><text:span text:style-name="T1"><text:tab/><text:tab/>DefaultCaret outputCaret = (DefaultCaret)</text:span><text:span text:style-name="T13">outputPanel</text:span><text:span text:style-name="T1">.getCaret();</text:span></text:p>
      <text:p text:style-name="P11"><text:span text:style-name="T1"><text:tab/><text:tab/>outputCaret.setUpdatePolicy(DefaultCaret.</text:span><text:span text:style-name="T14">ALWAYS_UPDATE</text:span><text:span text:style-name="T1">);</text:span></text:p>
      <text:p text:style-name="P18"><text:tab/><text:tab/></text:p>
      <text:p text:style-name="P11"><text:span text:style-name="T1"><text:tab/><text:tab/>JScrollPane outputScrollablePanel = </text:span><text:span text:style-name="T10">new</text:span><text:span text:style-name="T1"> JScrollPane(outputNoWrapPanel );</text:span></text:p>
      <text:p text:style-name="P11"><text:span text:style-name="T1"><text:tab/><text:tab/>outputScrollablePanel.setHorizontalScrollBarPolicy(JScrollPane.</text:span><text:span text:style-name="T14">HORIZONTAL_SCROLLBAR_AS_NEEDED</text:span><text:span text:style-name="T1">);<text:tab/></text:span></text:p>
      <text:p text:style-name="P11"/>
      <text:p text:style-name="P11"><text:span text:style-name="T1"><text:tab/><text:tab/></text:span><text:span text:style-name="T7">//</text:span><text:span text:style-name="T8">Definialom</text:span><text:span text:style-name="T7"> </text:span><text:span text:style-name="T8">az</text:span><text:span text:style-name="T7"> </text:span><text:span text:style-name="T8">attributumokat</text:span></text:p>
      <text:p text:style-name="P11"><text:span text:style-name="T1"><text:tab/><text:tab/></text:span><text:span text:style-name="T13">ATTRIBUTE_NORMAL</text:span><text:span text:style-name="T1"> = </text:span><text:span text:style-name="T10">new</text:span><text:span text:style-name="T1"> SimpleAttributeSet();</text:span></text:p>
      <text:p text:style-name="P11"><text:span text:style-name="T1"><text:tab/><text:tab/>StyleConstants.</text:span><text:span text:style-name="T2">setForeground</text:span><text:span text:style-name="T1">( </text:span><text:span text:style-name="T13">ATTRIBUTE_NORMAL</text:span><text:span text:style-name="T1">, Color.</text:span><text:span text:style-name="T14">BLACK</text:span><text:span text:style-name="T1"> );</text:span></text:p>
      <text:p text:style-name="P18"><text:tab/><text:tab/></text:p>
      <text:p text:style-name="P11"><text:span text:style-name="T1"><text:tab/><text:tab/></text:span><text:span text:style-name="T7">//</text:span><text:span text:style-name="T8">Feltoltom</text:span><text:span text:style-name="T7"> </text:span><text:span text:style-name="T8">szoveggel</text:span><text:span text:style-name="T7"> a </text:span><text:span text:style-name="T8">listat</text:span></text:p>
      <text:p text:style-name="P11"><text:span text:style-name="T1"><text:tab/><text:tab/></text:span><text:span text:style-name="T13">printoutList</text:span><text:span text:style-name="T1">.add( </text:span><text:span text:style-name="T10">new</text:span><text:span text:style-name="T1"> NormalMessage( </text:span><text:span text:style-name="T18">"Label: "</text:span><text:span text:style-name="T1">, </text:span><text:span text:style-name="T13">ATTRIBUTE_NORMAL</text:span><text:span text:style-name="T1"> ) );</text:span></text:p>
      <text:p text:style-name="P11"><text:span text:style-name="T1"><text:tab/><text:tab/></text:span><text:span text:style-name="T13">printoutList</text:span><text:span text:style-name="T1">.add( </text:span><text:span text:style-name="T10">new</text:span><text:span text:style-name="T1"> LinkMessage( </text:span><text:span text:style-name="T18">"Link"</text:span><text:span text:style-name="T1">) );</text:span></text:p>
      <text:p text:style-name="P18"><text:tab/><text:tab/></text:p>
      <text:p text:style-name="P11"><text:span text:style-name="T1"><text:tab/><text:tab/></text:span><text:span text:style-name="T7">//A </text:span><text:span text:style-name="T8">listat</text:span><text:span text:style-name="T7"> </text:span><text:span text:style-name="T8">megjelenitem</text:span><text:span text:style-name="T7"> a </text:span><text:span text:style-name="T8">panelen</text:span></text:p>
      <text:p text:style-name="P11"><text:span text:style-name="T1"><text:tab/><text:tab/></text:span><text:span text:style-name="T10">for</text:span><text:span text:style-name="T1">( PrintOut printOut: </text:span><text:span text:style-name="T13">printoutList</text:span><text:span text:style-name="T1"> ){</text:span></text:p>
      <text:p text:style-name="P11"><text:span text:style-name="T1"><text:tab/><text:tab/><text:tab/>printOut.printOut( </text:span><text:span text:style-name="T13">outputDocument</text:span><text:span text:style-name="T1"> );</text:span></text:p>
      <text:p text:style-name="P18"><text:tab/><text:tab/>}<text:tab/><text:tab/></text:p>
      <text:p text:style-name="P18"><text:tab/><text:tab/></text:p>
      <text:p text:style-name="P11"><text:span text:style-name="T1"><text:tab/><text:tab/></text:span><text:span text:style-name="T7">//Ha </text:span><text:span text:style-name="T8">linkre</text:span><text:span text:style-name="T7"> </text:span><text:span text:style-name="T8">mozgatom</text:span><text:span text:style-name="T7"> a </text:span><text:span text:style-name="T8">kurzort</text:span><text:span text:style-name="T7"> (</text:span><text:span text:style-name="T8">alahuzott</text:span><text:span text:style-name="T7">), </text:span><text:span text:style-name="T8">akkor</text:span><text:span text:style-name="T7"> </text:span><text:span text:style-name="T8">egy</text:span><text:span text:style-name="T7"> </text:span><text:span text:style-name="T8">tenyeret</text:span><text:span text:style-name="T7"> </text:span><text:span text:style-name="T8">mutat</text:span><text:span text:style-name="T7"> a </text:span><text:span text:style-name="T8">kurzor</text:span></text:p>
      <text:p text:style-name="P11"><text:span text:style-name="T1"><text:tab/><text:tab/></text:span><text:span text:style-name="T13">outputPanel</text:span><text:span text:style-name="T1">.addMouseMotionListener( </text:span><text:span text:style-name="T10">new</text:span><text:span text:style-name="T1"> MouseInputAdapter() {</text:span></text:p>
      <text:p text:style-name="P11"><text:span text:style-name="T1"><text:tab/><text:tab/><text:tab/></text:span><text:span text:style-name="T10">public</text:span><text:span text:style-name="T1"> </text:span><text:span text:style-name="T10">void</text:span><text:span text:style-name="T1"> mouseMoved( MouseEvent e ) {</text:span></text:p>
      <text:p text:style-name="P11"><text:span text:style-name="T1"><text:tab/> <text:s text:c="14"/><text:tab/><text:tab/><text:tab/>Element elem = </text:span><text:span text:style-name="T13">outputDocument</text:span><text:span text:style-name="T1">.getCharacterElement( </text:span><text:span text:style-name="T13">outputPanel</text:span><text:span text:style-name="T1">.viewToModel(e.getPoint()));</text:span></text:p>
      <text:p text:style-name="P18"><text:tab/> <text:s text:c="13"/><text:tab/><text:tab/><text:tab/> AttributeSet as = elem.getAttributes();</text:p>
      <text:p text:style-name="P11"><text:span text:style-name="T1"><text:tab/> <text:s text:c="14"/><text:tab/><text:tab/><text:tab/></text:span><text:span text:style-name="T10">if</text:span><text:span text:style-name="T1">(StyleConstants.</text:span><text:span text:style-name="T2">isUnderline</text:span><text:span text:style-name="T1">(as))</text:span></text:p>
      <text:p text:style-name="P11"><text:span text:style-name="T1"><text:tab/> <text:s text:c="19"/><text:tab/><text:tab/><text:tab/></text:span><text:span text:style-name="T13">outputPanel</text:span><text:span text:style-name="T1">.setCursor(</text:span><text:span text:style-name="T10">new</text:span><text:span text:style-name="T1"> Cursor(Cursor.</text:span><text:span text:style-name="T14">HAND_CURSOR</text:span><text:span text:style-name="T1">));</text:span></text:p>
      <text:p text:style-name="P11"><text:span text:style-name="T1"><text:tab/> <text:s text:c="14"/><text:tab/><text:tab/><text:tab/></text:span><text:span text:style-name="T10">else</text:span></text:p>
      <text:p text:style-name="P11"><text:span text:style-name="T1"><text:tab/> <text:s text:c="19"/><text:tab/><text:tab/><text:tab/></text:span><text:span text:style-name="T13">outputPanel</text:span><text:span text:style-name="T1">.setCursor(</text:span><text:span text:style-name="T10">new</text:span><text:span text:style-name="T1"> Cursor(Cursor.</text:span><text:span text:style-name="T14">DEFAULT_CURSOR</text:span><text:span text:style-name="T1">));</text:span></text:p>
      <text:p text:style-name="P18"><text:tab/> <text:s text:c="8"/><text:tab/><text:tab/>}</text:p>
      <text:p text:style-name="P18"><text:tab/><text:tab/>});</text:p>
      <text:p text:style-name="P18"><text:tab/><text:tab/></text:p>
      <text:p text:style-name="P11"><text:span text:style-name="T1"><text:tab/><text:tab/></text:span><text:span text:style-name="T7">//Ha </text:span><text:span text:style-name="T8">linkre</text:span><text:span text:style-name="T7"> </text:span><text:span text:style-name="T8">kattintok</text:span><text:span text:style-name="T7">, </text:span><text:span text:style-name="T8">akkor</text:span><text:span text:style-name="T7"> a </text:span><text:span text:style-name="T8">megfelelo</text:span><text:span text:style-name="T7"> DataModelElement tree </text:span><text:span text:style-name="T8">nyilik</text:span><text:span text:style-name="T7"> </text:span><text:span text:style-name="T8">meg</text:span></text:p>
      <text:p text:style-name="P11"><text:span text:style-name="T1"><text:tab/><text:tab/></text:span><text:span text:style-name="T13">outputPanel</text:span><text:span text:style-name="T1">.addMouseListener( </text:span><text:span text:style-name="T10">new</text:span><text:span text:style-name="T1"> MouseAdapter( ) {</text:span></text:p>
      <text:p text:style-name="P11"><text:span text:style-name="T1"><text:tab/><text:tab/><text:tab/></text:span><text:span text:style-name="T10">public</text:span><text:span text:style-name="T1"> </text:span><text:span text:style-name="T10">void</text:span><text:span text:style-name="T1"> mouseClicked( MouseEvent e ) {</text:span></text:p>
      <text:p text:style-name="P11"><text:span text:style-name="T1"><text:tab/><text:tab/><text:tab/><text:tab/></text:span><text:span text:style-name="T10">try</text:span><text:span text:style-name="T1">{</text:span></text:p>
      <text:p text:style-name="P11"><text:span text:style-name="T1"><text:tab/><text:tab/><text:tab/><text:tab/><text:tab/>Element elem = </text:span><text:span text:style-name="T13">outputDocument</text:span><text:span text:style-name="T1">.getCharacterElement( </text:span><text:span text:style-name="T13">outputPanel</text:span><text:span text:style-name="T1">.viewToModel(e.getPoint()));</text:span></text:p>
      <text:p text:style-name="P18"><text:tab/><text:tab/><text:tab/><text:tab/><text:tab/>AttributeSet as = elem.getAttributes();</text:p>
      <text:p text:style-name="P11"><text:span text:style-name="T1"><text:tab/><text:tab/><text:tab/><text:tab/><text:tab/>String link = (String)as.getAttribute( </text:span><text:span text:style-name="T14">LINK_ATTRIBUTE</text:span><text:span text:style-name="T1"> );</text:span></text:p>
      <text:p text:style-name="P11"><text:span text:style-name="T1"><text:tab/><text:tab/><text:tab/><text:tab/><text:tab/></text:span><text:span text:style-name="T10">if</text:span><text:span text:style-name="T1">( link != </text:span><text:span text:style-name="T10">null</text:span><text:span text:style-name="T1"> ){</text:span></text:p>
      <text:p text:style-name="P11"><text:span text:style-name="T1"><text:tab/><text:tab/><text:tab/><text:tab/><text:tab/><text:tab/>System.</text:span><text:span text:style-name="T14">err</text:span><text:span text:style-name="T1">.println( link );</text:span></text:p>
      <text:p text:style-name="P18"><text:tab/><text:tab/><text:tab/><text:tab/><text:tab/>}</text:p>
      <text:p text:style-name="P11"><text:span text:style-name="T1"><text:tab/><text:tab/><text:tab/><text:tab/>}</text:span><text:span text:style-name="T10">catch</text:span><text:span text:style-name="T1">(Exception x) {x.printStackTrace();}</text:span></text:p>
      <text:p text:style-name="P18"><text:tab/><text:tab/><text:tab/>}</text:p>
      <text:p text:style-name="P18"><text:tab/><text:tab/>});<text:tab/><text:tab/></text:p>
      <text:p text:style-name="P18"><text:tab/><text:tab/> <text:s text:c="6"/></text:p>
      <text:p text:style-name="P11"><text:soft-page-break/><text:span text:style-name="T1"><text:tab/><text:tab/></text:span><text:span text:style-name="T10">this</text:span><text:span text:style-name="T1">.setDefaultCloseOperation(JFrame.</text:span><text:span text:style-name="T14">EXIT_ON_CLOSE</text:span><text:span text:style-name="T1">);</text:span></text:p>
      <text:p text:style-name="P11"><text:span text:style-name="T1"><text:tab/><text:tab/></text:span><text:span text:style-name="T10">this</text:span><text:span text:style-name="T1">.setSize( 300, 200 );</text:span></text:p>
      <text:p text:style-name="P11"><text:span text:style-name="T1"><text:tab/><text:tab/></text:span><text:span text:style-name="T10">this</text:span><text:span text:style-name="T1">.setLayout( </text:span><text:span text:style-name="T10">new</text:span><text:span text:style-name="T1"> BorderLayout() );</text:span></text:p>
      <text:p text:style-name="P11"><text:span text:style-name="T1"><text:tab/><text:tab/></text:span><text:span text:style-name="T10">this</text:span><text:span text:style-name="T1">.add( outputScrollablePanel, BorderLayout.</text:span><text:span text:style-name="T14">CENTER</text:span><text:span text:style-name="T1"> );<text:tab/></text:span></text:p>
      <text:p text:style-name="P11"><text:span text:style-name="T1"><text:tab/><text:tab/></text:span><text:span text:style-name="T10">this</text:span><text:span text:style-name="T1">.setLocationRelativeTo(</text:span><text:span text:style-name="T10">null</text:span><text:span text:style-name="T1">);</text:span></text:p>
      <text:p text:style-name="P11"><text:span text:style-name="T1"><text:tab/><text:tab/></text:span><text:span text:style-name="T10">this</text:span><text:span text:style-name="T1">.setVisible(</text:span><text:span text:style-name="T10">true</text:span><text:span text:style-name="T1">);</text:span></text:p>
      <text:p text:style-name="P18"><text:tab/>}</text:p>
      <text:p text:style-name="P19"><text:tab/></text:p>
      <text:p text:style-name="P13"><text:span text:style-name="T5"><text:tab/></text:span><text:span text:style-name="T10">interface</text:span><text:span text:style-name="T1"> PrintOut{</text:span></text:p>
      <text:p text:style-name="P11"><text:span text:style-name="T1"><text:tab/><text:tab/></text:span><text:span text:style-name="T10">public</text:span><text:span text:style-name="T1"> </text:span><text:span text:style-name="T10">void</text:span><text:span text:style-name="T1"> printOut(DefaultStyledDocument document);</text:span></text:p>
      <text:p text:style-name="P18"><text:tab/>}</text:p>
      <text:p text:style-name="P11"><text:span text:style-name="T1"><text:tab/></text:span><text:span text:style-name="T7">//One kind of attribute handling</text:span></text:p>
      <text:p text:style-name="P11"><text:span text:style-name="T1"><text:tab/></text:span><text:span text:style-name="T10">class</text:span><text:span text:style-name="T1"> NormalMessage </text:span><text:span text:style-name="T10">implements</text:span><text:span text:style-name="T1"> PrintOut{</text:span></text:p>
      <text:p text:style-name="P11"><text:span text:style-name="T1"><text:tab/><text:tab/></text:span><text:span text:style-name="T10">private</text:span><text:span text:style-name="T1"> String </text:span><text:span text:style-name="T13">message</text:span><text:span text:style-name="T1">;</text:span></text:p>
      <text:p text:style-name="P11"><text:span text:style-name="T1"><text:tab/><text:tab/></text:span><text:span text:style-name="T10">private</text:span><text:span text:style-name="T1"> SimpleAttributeSet </text:span><text:span text:style-name="T13">attribute</text:span><text:span text:style-name="T1">;</text:span></text:p>
      <text:p text:style-name="P11"><text:span text:style-name="T1"><text:tab/><text:tab/></text:span><text:span text:style-name="T10">public</text:span><text:span text:style-name="T1"> NormalMessage( String message, SimpleAttributeSet attribute ){</text:span></text:p>
      <text:p text:style-name="P11"><text:span text:style-name="T1"><text:tab/><text:tab/><text:tab/></text:span><text:span text:style-name="T10">this</text:span><text:span text:style-name="T1">.</text:span><text:span text:style-name="T13">message</text:span><text:span text:style-name="T1"> = message;</text:span></text:p>
      <text:p text:style-name="P11"><text:span text:style-name="T1"><text:tab/><text:tab/><text:tab/></text:span><text:span text:style-name="T10">this</text:span><text:span text:style-name="T1">.</text:span><text:span text:style-name="T13">attribute</text:span><text:span text:style-name="T1"> = attribute;</text:span></text:p>
      <text:p text:style-name="P18"><text:tab/><text:tab/>}</text:p>
      <text:p text:style-name="P11"><text:span text:style-name="T1"><text:tab/><text:tab/></text:span><text:span text:style-name="T10">public</text:span><text:span text:style-name="T1"> </text:span><text:span text:style-name="T10">void</text:span><text:span text:style-name="T1"> printOut(DefaultStyledDocument document) {</text:span></text:p>
      <text:p text:style-name="P11"><text:span text:style-name="T1"><text:tab/><text:tab/><text:tab/></text:span><text:span text:style-name="T10">try</text:span><text:span text:style-name="T1"> {</text:span></text:p>
      <text:p text:style-name="P11"><text:span text:style-name="T1"><text:tab/><text:tab/><text:tab/><text:tab/>document.insertString( document.getLength(), </text:span><text:span text:style-name="T13">message</text:span><text:span text:style-name="T1">, </text:span><text:span text:style-name="T13">attribute</text:span><text:span text:style-name="T1"> );</text:span></text:p>
      <text:p text:style-name="P11"><text:span text:style-name="T1"><text:tab/><text:tab/><text:tab/>} </text:span><text:span text:style-name="T10">catch</text:span><text:span text:style-name="T1"> (BadLocationException e) {}<text:tab/><text:tab/></text:span></text:p>
      <text:p text:style-name="P18"><text:tab/><text:tab/>}</text:p>
      <text:p text:style-name="P18"><text:tab/>}</text:p>
      <text:p text:style-name="P11"><text:span text:style-name="T1"><text:tab/></text:span><text:span text:style-name="T7">//Other kind of attribute handling</text:span></text:p>
      <text:p text:style-name="P11"><text:span text:style-name="T1"><text:tab/></text:span><text:span text:style-name="T10">class</text:span><text:span text:style-name="T1"> LinkMessage <text:s/></text:span><text:span text:style-name="T10">implements</text:span><text:span text:style-name="T1"> PrintOut{</text:span></text:p>
      <text:p text:style-name="P11"><text:span text:style-name="T1"><text:tab/><text:tab/></text:span><text:span text:style-name="T10">private</text:span><text:span text:style-name="T1"> String </text:span><text:span text:style-name="T13">msg</text:span><text:span text:style-name="T1">;</text:span></text:p>
      <text:p text:style-name="P11"><text:span text:style-name="T1"><text:tab/><text:tab/></text:span><text:span text:style-name="T10">public</text:span><text:span text:style-name="T1"> LinkMessage( String msg ){</text:span></text:p>
      <text:p text:style-name="P11"><text:span text:style-name="T1"><text:tab/><text:tab/><text:tab/></text:span><text:span text:style-name="T10">this</text:span><text:span text:style-name="T1">.</text:span><text:span text:style-name="T13">msg</text:span><text:span text:style-name="T1"> = msg;</text:span></text:p>
      <text:p text:style-name="P18"><text:tab/><text:tab/>}</text:p>
      <text:p text:style-name="P11"><text:span text:style-name="T1"><text:tab/><text:tab/></text:span><text:span text:style-name="T10">public</text:span><text:span text:style-name="T1"> </text:span><text:span text:style-name="T10">void</text:span><text:span text:style-name="T1"> printOut(DefaultStyledDocument document) {</text:span></text:p>
      <text:p text:style-name="P11"><text:span text:style-name="T1"><text:tab/><text:tab/><text:tab/></text:span><text:span text:style-name="T10">try</text:span><text:span text:style-name="T1"> {<text:tab/><text:tab/><text:tab/><text:tab/></text:span></text:p>
      <text:p text:style-name="P11"><text:span text:style-name="T1"><text:tab/><text:tab/><text:tab/><text:tab/>Style linkStyle = document.addStyle( </text:span><text:span text:style-name="T18">"link"</text:span><text:span text:style-name="T1">, </text:span><text:span text:style-name="T10">null</text:span><text:span text:style-name="T1"> );</text:span></text:p>
      <text:p text:style-name="P11"><text:span text:style-name="T1"><text:tab/><text:tab/><text:tab/><text:tab/>StyleConstants.</text:span><text:span text:style-name="T2">setForeground</text:span><text:span text:style-name="T1">( linkStyle, </text:span><text:span text:style-name="T10">new</text:span><text:span text:style-name="T1"> Color( 0, 0, 153 ) );</text:span></text:p>
      <text:p text:style-name="P11"><text:span text:style-name="T1"><text:tab/><text:tab/><text:tab/><text:tab/>StyleConstants.</text:span><text:span text:style-name="T2">setUnderline</text:span><text:span text:style-name="T1">( linkStyle, </text:span><text:span text:style-name="T10">true</text:span><text:span text:style-name="T1">);<text:tab/><text:tab/><text:tab/></text:span></text:p>
      <text:p text:style-name="P11"><text:span text:style-name="T1"><text:tab/><text:tab/><text:tab/><text:tab/>linkStyle.addAttribute( </text:span><text:span text:style-name="T14">LINK_ATTRIBUTE</text:span><text:span text:style-name="T1">, </text:span><text:span text:style-name="T13">msg</text:span><text:span text:style-name="T1"> );<text:tab/><text:tab/><text:tab/><text:tab/></text:span></text:p>
      <text:p text:style-name="P11"><text:span text:style-name="T1"><text:tab/><text:tab/><text:tab/><text:tab/>document.insertString( document.getLength(), </text:span><text:span text:style-name="T13">msg</text:span><text:span text:style-name="T1">, linkStyle );</text:span></text:p>
      <text:p text:style-name="P11"><text:span text:style-name="T1"><text:tab/><text:tab/><text:tab/>} </text:span><text:span text:style-name="T10">catch</text:span><text:span text:style-name="T1"> (BadLocationException e) {}<text:tab/><text:tab/></text:span></text:p>
      <text:p text:style-name="P18"><text:tab/><text:tab/>}</text:p>
      <text:p text:style-name="P18"><text:tab/>}<text:tab/></text:p>
      <text:p text:style-name="P18"><text:tab/></text:p>
      <text:p text:style-name="P18">}</text:p>
      <text:p text:style-name="P10"/>
      <text:p text:style-name="P17"><text:span text:style-name="T20">Szövegmező –</text:span> <text:span text:style-name="T23">Attributed text szelekciója</text:span></text:p>
      <text:p text:style-name="P8"/>
      <text:p text:style-name="P14"><text:span text:style-name="T9">import</text:span><text:span text:style-name="T1"> java.awt.*;</text:span></text:p>
      <text:p text:style-name="P11"><text:span text:style-name="T10">import</text:span><text:span text:style-name="T1"> java.awt.event.*;</text:span></text:p>
      <text:p text:style-name="P11"><text:span text:style-name="T10">import</text:span><text:span text:style-name="T1"> java.util.ArrayList;</text:span></text:p>
      <text:p text:style-name="P11"/>
      <text:p text:style-name="P11"><text:span text:style-name="T10">import</text:span><text:span text:style-name="T1"> javax.swing.*;</text:span></text:p>
      <text:p text:style-name="P11"><text:span text:style-name="T10">import</text:span><text:span text:style-name="T1"> javax.swing.text.*;</text:span></text:p>
      <text:p text:style-name="P11"/>
      <text:p text:style-name="P11"><text:span text:style-name="T10">public</text:span><text:span text:style-name="T1"> </text:span><text:span text:style-name="T10">class</text:span><text:span text:style-name="T1"> MyTest </text:span><text:span text:style-name="T10">extends</text:span><text:span text:style-name="T1"> JFrame{</text:span></text:p>
      <text:p text:style-name="P11"><text:span text:style-name="T1"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14">serialVersionUID</text:span><text:span text:style-name="T1"> = 8039927621268023511L;</text:span></text:p>
      <text:p text:style-name="P11"><text:span text:style-name="T1"><text:tab/></text:span><text:span text:style-name="T10">private</text:span><text:span text:style-name="T1"> DefaultStyledDocument </text:span><text:span text:style-name="T13">outputDocument</text:span><text:span text:style-name="T1">;</text:span></text:p>
      <text:p text:style-name="P11"><text:span text:style-name="T1"><text:tab/></text:span><text:span text:style-name="T10">private</text:span><text:span text:style-name="T1"> JTextPane </text:span><text:span text:style-name="T13">outputPanel</text:span><text:span text:style-name="T1">;</text:span></text:p>
      <text:p text:style-name="P11"><text:span text:style-name="T1"><text:tab/></text:span><text:span text:style-name="T10">private</text:span><text:span text:style-name="T1"> ArrayList&lt;PrintOut&gt; </text:span><text:span text:style-name="T13">printoutList</text:span><text:span text:style-name="T1"> = </text:span><text:span text:style-name="T10">new</text:span><text:span text:style-name="T1"> ArrayList&lt;&gt;();</text:span></text:p>
      <text:p text:style-name="P18"><text:tab/></text:p>
      <text:p text:style-name="P11"><text:span text:style-name="T1"><text:tab/></text:span><text:span text:style-name="T10">public</text:span><text:span text:style-name="T1"> String </text:span><text:span text:style-name="T13">IDENTIFIER_NAME</text:span><text:span text:style-name="T1"> = </text:span><text:span text:style-name="T18">"identifier"</text:span><text:span text:style-name="T1">;</text:span></text:p>
      <text:p text:style-name="P11"/>
      <text:p text:style-name="P11"><text:span text:style-name="T1"><text:tab/></text:span><text:span text:style-name="T10">public</text:span><text:span text:style-name="T1"> Color </text:span><text:span text:style-name="T13">COLOR_LABEL</text:span><text:span text:style-name="T1"> = Color.</text:span><text:span text:style-name="T14">black</text:span><text:span text:style-name="T1">;</text:span></text:p>
      <text:p text:style-name="P11"><text:span text:style-name="T1"><text:tab/></text:span><text:span text:style-name="T10">public</text:span><text:span text:style-name="T1"> Color </text:span><text:span text:style-name="T13">COLOR_TEXT</text:span><text:span text:style-name="T1"> = Color.</text:span><text:span text:style-name="T14">blue</text:span><text:span text:style-name="T1">;</text:span></text:p>
      <text:p text:style-name="P18"><text:tab/></text:p>
      <text:p text:style-name="P11"><text:span text:style-name="T1"><text:tab/>MyLabel </text:span><text:span text:style-name="T13">label</text:span><text:span text:style-name="T1">;</text:span></text:p>
      <text:p text:style-name="P11"><text:span text:style-name="T1"><text:tab/>MyTextField </text:span><text:span text:style-name="T13">textField</text:span><text:span text:style-name="T1">;</text:span></text:p>
      <text:p text:style-name="P18"><text:tab/></text:p>
      <text:p text:style-name="P11"><text:span text:style-name="T1"><text:tab/></text:span><text:span text:style-name="T10">public</text:span><text:span text:style-name="T1"> </text:span><text:span text:style-name="T10">static</text:span><text:span text:style-name="T1"> </text:span><text:span text:style-name="T10">void</text:span><text:span text:style-name="T1"> main(String[] args) {</text:span></text:p>
      <text:p text:style-name="P11"><text:span text:style-name="T1"><text:tab/><text:tab/></text:span><text:span text:style-name="T10">new</text:span><text:span text:style-name="T1"> MyTest();</text:span></text:p>
      <text:p text:style-name="P18"><text:tab/>}</text:p>
      <text:p text:style-name="P11"/>
      <text:p text:style-name="P11"><text:span text:style-name="T1"><text:tab/></text:span><text:span text:style-name="T10">public</text:span><text:span text:style-name="T1"> MyTest() {</text:span></text:p>
      <text:p text:style-name="P11"><text:span text:style-name="T1"><text:tab/><text:tab/></text:span><text:span text:style-name="T10">super</text:span><text:span text:style-name="T1">( </text:span><text:span text:style-name="T18">"Test"</text:span><text:span text:style-name="T1"> );</text:span></text:p>
      <text:p text:style-name="P18"><text:s text:c="8"/></text:p>
      <text:p text:style-name="P11"><text:span text:style-name="T1"><text:tab/><text:tab/>StyleContext outputStyleContext = </text:span><text:span text:style-name="T10">new</text:span><text:span text:style-name="T1"> StyleContext();</text:span></text:p>
      <text:p text:style-name="P11"><text:span text:style-name="T1"><text:tab/><text:tab/></text:span><text:span text:style-name="T13">outputDocument</text:span><text:span text:style-name="T1"> = </text:span><text:span text:style-name="T10">new</text:span><text:span text:style-name="T1"> DefaultStyledDocument(outputStyleContext);</text:span></text:p>
      <text:p text:style-name="P11"><text:span text:style-name="T1"><text:tab/><text:tab/></text:span><text:span text:style-name="T13">outputPanel</text:span><text:span text:style-name="T1"> = </text:span><text:span text:style-name="T10">new</text:span><text:span text:style-name="T1"> JTextPane(</text:span><text:span text:style-name="T13">outputDocument</text:span><text:span text:style-name="T1">);</text:span></text:p>
      <text:p text:style-name="P11"><text:span text:style-name="T1"><text:tab/><text:tab/></text:span><text:span text:style-name="T13">outputPanel</text:span><text:span text:style-name="T1">.setEditable(</text:span><text:span text:style-name="T10">false</text:span><text:span text:style-name="T1">);</text:span></text:p>
      <text:p text:style-name="P18"><text:tab/><text:tab/></text:p>
      <text:p text:style-name="P11"><text:span text:style-name="T1"><text:tab/><text:tab/></text:span><text:span text:style-name="T7">//</text:span><text:span text:style-name="T8">Csak</text:span><text:span text:style-name="T7"> </text:span><text:span text:style-name="T8">igy</text:span><text:span text:style-name="T7"> </text:span><text:span text:style-name="T8">lehet</text:span><text:span text:style-name="T7"> </text:span><text:span text:style-name="T8">megoldani</text:span><text:span text:style-name="T7">, </text:span><text:span text:style-name="T8">hogy</text:span><text:span text:style-name="T7"> </text:span><text:span text:style-name="T8">ne</text:span><text:span text:style-name="T7"> </text:span><text:span text:style-name="T8">torje</text:span><text:span text:style-name="T7"> a </text:span><text:span text:style-name="T8">sorokat</text:span><text:span text:style-name="T7">, ha </text:span><text:span text:style-name="T8">hosszabb</text:span><text:span text:style-name="T7"> mint a </text:span><text:span text:style-name="T8">rendelkezesre</text:span><text:span text:style-name="T7"> </text:span><text:span text:style-name="T8">allo</text:span><text:span text:style-name="T7">, </text:span><text:span text:style-name="T8">hely</text:span></text:p>
      <text:p text:style-name="P11"><text:span text:style-name="T1"><text:tab/><text:tab/>JPanel outputNoWrapPanel = </text:span><text:span text:style-name="T10">new</text:span><text:span text:style-name="T1"> JPanel( </text:span><text:span text:style-name="T10">new</text:span><text:span text:style-name="T1"> BorderLayout() );</text:span></text:p>
      <text:p text:style-name="P11"><text:span text:style-name="T1"><text:tab/><text:tab/>outputNoWrapPanel.add( </text:span><text:span text:style-name="T13">outputPanel</text:span><text:span text:style-name="T1"> );</text:span></text:p>
      <text:p text:style-name="P11"><text:span text:style-name="T1"><text:tab/><text:tab/>DefaultCaret outputCaret = (DefaultCaret)</text:span><text:span text:style-name="T13">outputPanel</text:span><text:span text:style-name="T1">.getCaret();</text:span></text:p>
      <text:p text:style-name="P11"><text:span text:style-name="T1"><text:tab/><text:tab/>outputCaret.setUpdatePolicy(DefaultCaret.</text:span><text:span text:style-name="T14">ALWAYS_UPDATE</text:span><text:span text:style-name="T1">);</text:span></text:p>
      <text:p text:style-name="P18"><text:tab/><text:tab/></text:p>
      <text:p text:style-name="P11"><text:span text:style-name="T1"><text:tab/><text:tab/>JScrollPane outputScrollablePanel = </text:span><text:span text:style-name="T10">new</text:span><text:span text:style-name="T1"> JScrollPane(outputNoWrapPanel );</text:span></text:p>
      <text:p text:style-name="P11"><text:span text:style-name="T1"><text:tab/><text:tab/>outputScrollablePanel.setHorizontalScrollBarPolicy(JScrollPane.</text:span><text:span text:style-name="T14">HORIZONTAL_SCROLLBAR_AS_NEEDED</text:span><text:span text:style-name="T1">);<text:tab/></text:span></text:p>
      <text:p text:style-name="P18"><text:tab/><text:tab/></text:p>
      <text:p text:style-name="P11"><text:span text:style-name="T1"><text:tab/><text:tab/></text:span><text:span text:style-name="T7">//</text:span><text:span text:style-name="T8">Feltoltom</text:span><text:span text:style-name="T7"> </text:span><text:span text:style-name="T8">szoveggel</text:span><text:span text:style-name="T7"> a </text:span><text:span text:style-name="T8">listat</text:span></text:p>
      <text:p text:style-name="P11"><text:span text:style-name="T1"><text:tab/><text:tab/></text:span><text:span text:style-name="T13">label</text:span><text:span text:style-name="T1"> = </text:span><text:span text:style-name="T10">new</text:span><text:span text:style-name="T1"> MyLabel( </text:span><text:span text:style-name="T18">"Label: "</text:span><text:span text:style-name="T1"> );</text:span></text:p>
      <text:p text:style-name="P11"><text:span text:style-name="T1"><text:tab/><text:tab/></text:span><text:span text:style-name="T13">printoutList</text:span><text:span text:style-name="T1">.add( </text:span><text:span text:style-name="T10">new</text:span><text:span text:style-name="T1"> NormalMessage( </text:span><text:span text:style-name="T13">label</text:span><text:span text:style-name="T1">, </text:span><text:span text:style-name="T13">COLOR_LABEL</text:span><text:span text:style-name="T1"> ) );</text:span></text:p>
      <text:p text:style-name="P11"><text:span text:style-name="T1"><text:tab/><text:tab/></text:span><text:span text:style-name="T13">textField</text:span><text:span text:style-name="T1"> = </text:span><text:span text:style-name="T10">new</text:span><text:span text:style-name="T1"> MyTextField(</text:span><text:span text:style-name="T18">"normal text"</text:span><text:span text:style-name="T1"> );</text:span></text:p>
      <text:p text:style-name="P11"><text:span text:style-name="T1"><text:tab/><text:tab/></text:span><text:span text:style-name="T13">printoutList</text:span><text:span text:style-name="T1">.add( </text:span><text:span text:style-name="T10">new</text:span><text:span text:style-name="T1"> NormalMessage( </text:span><text:span text:style-name="T13">textField</text:span><text:span text:style-name="T1">, </text:span><text:span text:style-name="T13">COLOR_TEXT</text:span><text:span text:style-name="T1"> ) );</text:span></text:p>
      <text:p text:style-name="P18"><text:tab/><text:tab/></text:p>
      <text:p text:style-name="P11"><text:span text:style-name="T1"><text:tab/><text:tab/></text:span><text:span text:style-name="T7">//A </text:span><text:span text:style-name="T8">listat</text:span><text:span text:style-name="T7"> </text:span><text:span text:style-name="T8">megjelenitem</text:span><text:span text:style-name="T7"> a </text:span><text:span text:style-name="T8">panelen</text:span></text:p>
      <text:p text:style-name="P11"><text:span text:style-name="T1"><text:tab/><text:tab/></text:span><text:span text:style-name="T10">for</text:span><text:span text:style-name="T1">( PrintOut printOut: </text:span><text:span text:style-name="T13">printoutList</text:span><text:span text:style-name="T1"> ){</text:span></text:p>
      <text:p text:style-name="P11"><text:span text:style-name="T1"><text:tab/><text:tab/><text:tab/>printOut.printOut( </text:span><text:span text:style-name="T13">outputDocument</text:span><text:span text:style-name="T1"> );</text:span></text:p>
      <text:p text:style-name="P18"><text:tab/><text:tab/>}<text:tab/><text:tab/></text:p>
      <text:p text:style-name="P18"><text:tab/> <text:s text:c="6"/></text:p>
      <text:p text:style-name="P11"><text:span text:style-name="T1"><text:tab/><text:tab/>JButton selectLabelButton = </text:span><text:span text:style-name="T10">new</text:span><text:span text:style-name="T1"> JButton( </text:span><text:span text:style-name="T18">"Select Label"</text:span><text:span text:style-name="T1"> );</text:span></text:p>
      <text:p text:style-name="P11"><text:span text:style-name="T1"><text:tab/><text:tab/>selectLabelButton.addActionListener( </text:span><text:span text:style-name="T10">new</text:span><text:span text:style-name="T1"> ActionListener() {</text:span></text:p>
      <text:p text:style-name="P18"><text:tab/><text:tab/><text:tab/></text:p>
      <text:p text:style-name="P11"><text:span text:style-name="T1"><text:tab/><text:tab/><text:tab/></text:span><text:span text:style-name="T19">@Override</text:span></text:p>
      <text:p text:style-name="P11"><text:span text:style-name="T1"><text:tab/><text:tab/><text:tab/></text:span><text:span text:style-name="T10">public</text:span><text:span text:style-name="T1"> </text:span><text:span text:style-name="T10">void</text:span><text:span text:style-name="T1"> actionPerformed(ActionEvent e) {</text:span></text:p>
      <text:p text:style-name="P11"><text:span text:style-name="T1"><text:tab/><text:tab/><text:tab/><text:tab/>Element foundElement = checkElement( </text:span><text:span text:style-name="T13">outputDocument</text:span><text:span text:style-name="T1">.getDefaultRootElement(), </text:span><text:span text:style-name="T13">label</text:span><text:span text:style-name="T1"> );</text:span></text:p>
      <text:p text:style-name="P18"><text:tab/><text:tab/><text:tab/><text:tab/></text:p>
      <text:p text:style-name="P11"><text:span text:style-name="T1"><text:tab/><text:tab/><text:tab/><text:tab/></text:span><text:span text:style-name="T10">if</text:span><text:span text:style-name="T1">( </text:span><text:span text:style-name="T10">null</text:span><text:span text:style-name="T1"> != foundElement ){</text:span></text:p>
      <text:p text:style-name="P18"><text:tab/><text:tab/><text:tab/><text:tab/><text:tab/></text:p>
      <text:p text:style-name="P11"><text:span text:style-name="T1"><text:tab/><text:tab/><text:tab/><text:tab/><text:tab/></text:span><text:span text:style-name="T7">//</text:span><text:span text:style-name="T8">Az</text:span><text:span text:style-name="T7"> </text:span><text:span text:style-name="T8">adott</text:span><text:span text:style-name="T7"> test case </text:span><text:span text:style-name="T8">kivalasztasra</text:span><text:span text:style-name="T7"> </text:span><text:span text:style-name="T8">kerul</text:span></text:p>
      <text:p text:style-name="P11"><text:span text:style-name="T1"><text:tab/><text:tab/><text:tab/><text:tab/><text:tab/></text:span><text:span text:style-name="T13">outputPanel</text:span><text:span text:style-name="T1">.setSelectionStart( foundElement.getStartOffset() );</text:span></text:p>
      <text:p text:style-name="P11"><text:span text:style-name="T1"><text:tab/><text:tab/><text:tab/><text:tab/><text:tab/></text:span><text:span text:style-name="T13">outputPanel</text:span><text:span text:style-name="T1">.setSelectionEnd( foundElement.getEndOffset() );</text:span></text:p>
      <text:p text:style-name="P11"><text:span text:style-name="T1"><text:tab/><text:tab/><text:tab/><text:tab/><text:tab/></text:span><text:span text:style-name="T13">outputPanel</text:span><text:span text:style-name="T1">.getCaret().setSelectionVisible( </text:span><text:span text:style-name="T10">true</text:span><text:span text:style-name="T1"> );</text:span></text:p>
      <text:p text:style-name="P18"><text:tab/><text:tab/><text:tab/><text:tab/>}<text:tab/><text:tab/><text:tab/><text:tab/></text:p>
      <text:p text:style-name="P18"><text:tab/><text:tab/><text:tab/>}</text:p>
      <text:p text:style-name="P18"><text:tab/><text:tab/>});</text:p>
      <text:p text:style-name="P18"><text:tab/><text:tab/></text:p>
      <text:p text:style-name="P11"><text:span text:style-name="T1"><text:tab/><text:tab/>JButton selectTextButton = </text:span><text:span text:style-name="T10">new</text:span><text:span text:style-name="T1"> JButton( </text:span><text:span text:style-name="T18">"Select text"</text:span><text:span text:style-name="T1"> );</text:span></text:p>
      <text:p text:style-name="P11"><text:span text:style-name="T1"><text:tab/><text:tab/>selectTextButton.addActionListener( </text:span><text:span text:style-name="T10">new</text:span><text:span text:style-name="T1"> ActionListener() {</text:span></text:p>
      <text:p text:style-name="P18"><text:tab/><text:tab/><text:tab/></text:p>
      <text:p text:style-name="P11"><text:span text:style-name="T1"><text:tab/><text:tab/><text:tab/></text:span><text:span text:style-name="T19">@Override</text:span></text:p>
      <text:p text:style-name="P11"><text:span text:style-name="T1"><text:tab/><text:tab/><text:tab/></text:span><text:span text:style-name="T10">public</text:span><text:span text:style-name="T1"> </text:span><text:span text:style-name="T10">void</text:span><text:span text:style-name="T1"> actionPerformed(ActionEvent e) {</text:span></text:p>
      <text:p text:style-name="P11"><text:span text:style-name="T1"><text:tab/><text:tab/><text:tab/><text:tab/>Element foundElement = checkElement( </text:span><text:span text:style-name="T13">outputDocument</text:span><text:span text:style-name="T1">.getDefaultRootElement(), </text:span><text:span text:style-name="T13">textField</text:span><text:span text:style-name="T1"> );</text:span></text:p>
      <text:p text:style-name="P18"><text:tab/><text:tab/><text:tab/><text:tab/></text:p>
      <text:p text:style-name="P11"><text:soft-page-break/><text:span text:style-name="T1"><text:tab/><text:tab/><text:tab/><text:tab/></text:span><text:span text:style-name="T10">if</text:span><text:span text:style-name="T1">( </text:span><text:span text:style-name="T10">null</text:span><text:span text:style-name="T1"> != foundElement ){</text:span></text:p>
      <text:p text:style-name="P18"><text:tab/><text:tab/><text:tab/><text:tab/><text:tab/></text:p>
      <text:p text:style-name="P11"><text:span text:style-name="T1"><text:tab/><text:tab/><text:tab/><text:tab/><text:tab/></text:span><text:span text:style-name="T7">//</text:span><text:span text:style-name="T8">Az</text:span><text:span text:style-name="T7"> </text:span><text:span text:style-name="T8">adott</text:span><text:span text:style-name="T7"> test case </text:span><text:span text:style-name="T8">kivalasztasra</text:span><text:span text:style-name="T7"> </text:span><text:span text:style-name="T8">kerul</text:span></text:p>
      <text:p text:style-name="P11"><text:span text:style-name="T1"><text:tab/><text:tab/><text:tab/><text:tab/><text:tab/></text:span><text:span text:style-name="T13">outputPanel</text:span><text:span text:style-name="T1">.setSelectionStart( foundElement.getStartOffset() );</text:span></text:p>
      <text:p text:style-name="P11"><text:span text:style-name="T1"><text:tab/><text:tab/><text:tab/><text:tab/><text:tab/></text:span><text:span text:style-name="T13">outputPanel</text:span><text:span text:style-name="T1">.setSelectionEnd( foundElement.getEndOffset() );</text:span></text:p>
      <text:p text:style-name="P11"><text:span text:style-name="T1"><text:tab/><text:tab/><text:tab/><text:tab/><text:tab/></text:span><text:span text:style-name="T13">outputPanel</text:span><text:span text:style-name="T1">.getCaret().setSelectionVisible( </text:span><text:span text:style-name="T10">true</text:span><text:span text:style-name="T1"> );</text:span></text:p>
      <text:p text:style-name="P18"><text:tab/><text:tab/><text:tab/><text:tab/>}<text:tab/><text:tab/><text:tab/><text:tab/></text:p>
      <text:p text:style-name="P18"><text:tab/><text:tab/><text:tab/>}</text:p>
      <text:p text:style-name="P18"><text:tab/><text:tab/>});</text:p>
      <text:p text:style-name="P18"><text:tab/><text:tab/></text:p>
      <text:p text:style-name="P11"><text:span text:style-name="T1"><text:tab/><text:tab/>JPanel buttonPanel = </text:span><text:span text:style-name="T10">new</text:span><text:span text:style-name="T1"> JPanel();</text:span></text:p>
      <text:p text:style-name="P11"><text:span text:style-name="T1"><text:tab/><text:tab/>buttonPanel.setLayout( </text:span><text:span text:style-name="T10">new</text:span><text:span text:style-name="T1"> GridLayout( 2, 1 ) );</text:span></text:p>
      <text:p text:style-name="P11"><text:span text:style-name="T1"><text:tab/><text:tab/>buttonPanel.setLayout( </text:span><text:span text:style-name="T10">new</text:span><text:span text:style-name="T1"> BoxLayout( buttonPanel, BoxLayout.</text:span><text:span text:style-name="T14">Y_AXIS</text:span><text:span text:style-name="T1">));</text:span></text:p>
      <text:p text:style-name="P18"><text:tab/><text:tab/>buttonPanel.add( selectLabelButton );</text:p>
      <text:p text:style-name="P18"><text:tab/><text:tab/>buttonPanel.add( selectTextButton );<text:tab/><text:tab/></text:p>
      <text:p text:style-name="P18"><text:tab/><text:tab/></text:p>
      <text:p text:style-name="P11"><text:span text:style-name="T1"><text:tab/><text:tab/></text:span><text:span text:style-name="T10">this</text:span><text:span text:style-name="T1">.setDefaultCloseOperation(JFrame.</text:span><text:span text:style-name="T14">EXIT_ON_CLOSE</text:span><text:span text:style-name="T1">);</text:span></text:p>
      <text:p text:style-name="P11"><text:span text:style-name="T1"><text:tab/><text:tab/></text:span><text:span text:style-name="T10">this</text:span><text:span text:style-name="T1">.setSize( 300, 200 );</text:span></text:p>
      <text:p text:style-name="P11"><text:span text:style-name="T1"><text:tab/><text:tab/></text:span><text:span text:style-name="T10">this</text:span><text:span text:style-name="T1">.setLayout( </text:span><text:span text:style-name="T10">new</text:span><text:span text:style-name="T1"> BorderLayout() );</text:span></text:p>
      <text:p text:style-name="P11"><text:span text:style-name="T1"><text:tab/><text:tab/></text:span><text:span text:style-name="T10">this</text:span><text:span text:style-name="T1">.add( outputScrollablePanel, BorderLayout.</text:span><text:span text:style-name="T14">CENTER</text:span><text:span text:style-name="T1"> );</text:span></text:p>
      <text:p text:style-name="P11"><text:span text:style-name="T1"><text:tab/><text:tab/></text:span><text:span text:style-name="T10">this</text:span><text:span text:style-name="T1">.add( buttonPanel, BorderLayout.</text:span><text:span text:style-name="T14">WEST</text:span><text:span text:style-name="T1"> );</text:span></text:p>
      <text:p text:style-name="P11"><text:span text:style-name="T1"><text:tab/><text:tab/></text:span><text:span text:style-name="T10">this</text:span><text:span text:style-name="T1">.setLocationRelativeTo(</text:span><text:span text:style-name="T10">null</text:span><text:span text:style-name="T1">);</text:span></text:p>
      <text:p text:style-name="P11"><text:span text:style-name="T1"><text:tab/><text:tab/></text:span><text:span text:style-name="T10">this</text:span><text:span text:style-name="T1">.setVisible(</text:span><text:span text:style-name="T10">true</text:span><text:span text:style-name="T1">);</text:span></text:p>
      <text:p text:style-name="P18"><text:tab/>}</text:p>
      <text:p text:style-name="P18"><text:tab/></text:p>
      <text:p text:style-name="P11"><text:span text:style-name="T1"><text:tab/></text:span><text:span text:style-name="T10">private</text:span><text:span text:style-name="T1"> &lt;E&gt; Element checkElement( Element element, E component ){</text:span></text:p>
      <text:p text:style-name="P18"><text:tab/><text:tab/></text:p>
      <text:p text:style-name="P11"><text:span text:style-name="T1"><text:tab/><text:tab/></text:span><text:span text:style-name="T10">int</text:span><text:span text:style-name="T1"> length = element.getElementCount();</text:span></text:p>
      <text:p text:style-name="P11"/>
      <text:p text:style-name="P11"><text:span text:style-name="T1"><text:tab/><text:tab/></text:span><text:span text:style-name="T7">//Ha level</text:span></text:p>
      <text:p text:style-name="P11"><text:span text:style-name="T1"><text:tab/><text:tab/></text:span><text:span text:style-name="T10">if</text:span><text:span text:style-name="T1">( length == 0 ){<text:tab/><text:tab/><text:tab/></text:span></text:p>
      <text:p text:style-name="P18"><text:tab/><text:tab/><text:tab/>AttributeSet attr = element.getAttributes();</text:p>
      <text:p text:style-name="P11"><text:span text:style-name="T1"><text:tab/><text:tab/><text:tab/>E dataModel = </text:span><text:span text:style-name="T3">(E)attr.getAttribute( </text:span><text:span text:style-name="T16">IDENTIFIER_NAME</text:span><text:span text:style-name="T3"> )</text:span><text:span text:style-name="T1">;</text:span></text:p>
      <text:p text:style-name="P11"><text:span text:style-name="T1"><text:tab/><text:tab/><text:tab/></text:span><text:span text:style-name="T10">if</text:span><text:span text:style-name="T1">(dataModel != </text:span><text:span text:style-name="T10">null</text:span><text:span text:style-name="T1"> &amp;&amp; dataModel.equals( component ) ){</text:span></text:p>
      <text:p text:style-name="P11"><text:span text:style-name="T1"><text:tab/><text:tab/><text:tab/><text:tab/></text:span><text:span text:style-name="T10">return</text:span><text:span text:style-name="T1"> element;</text:span></text:p>
      <text:p text:style-name="P18"><text:tab/><text:tab/><text:tab/>}</text:p>
      <text:p text:style-name="P18"><text:tab/><text:tab/>}</text:p>
      <text:p text:style-name="P11"><text:span text:style-name="T1"><text:tab/><text:tab/></text:span><text:span text:style-name="T10">for</text:span><text:span text:style-name="T1">( </text:span><text:span text:style-name="T10">int</text:span><text:span text:style-name="T1"> i = 0; i &lt; length; i++ ){</text:span></text:p>
      <text:p text:style-name="P18"><text:tab/><text:tab/><text:tab/>Element el = checkElement(element.getElement(i), component );</text:p>
      <text:p text:style-name="P11"><text:span text:style-name="T1"><text:tab/><text:tab/><text:tab/></text:span><text:span text:style-name="T10">if</text:span><text:span text:style-name="T1">( </text:span><text:span text:style-name="T10">null</text:span><text:span text:style-name="T1"> != el ){</text:span></text:p>
      <text:p text:style-name="P11"><text:span text:style-name="T1"><text:tab/><text:tab/><text:tab/><text:tab/></text:span><text:span text:style-name="T10">return</text:span><text:span text:style-name="T1"> el;</text:span></text:p>
      <text:p text:style-name="P18"><text:tab/><text:tab/><text:tab/>}</text:p>
      <text:p text:style-name="P18"><text:tab/><text:tab/>}</text:p>
      <text:p text:style-name="P11"><text:span text:style-name="T1"><text:tab/><text:tab/></text:span><text:span text:style-name="T10">return</text:span><text:span text:style-name="T1"> </text:span><text:span text:style-name="T10">null</text:span><text:span text:style-name="T1">;</text:span></text:p>
      <text:p text:style-name="P18"><text:tab/>}</text:p>
      <text:p text:style-name="P18"><text:tab/></text:p>
      <text:p text:style-name="P11"><text:span text:style-name="T1"><text:tab/></text:span><text:span text:style-name="T10">interface</text:span><text:span text:style-name="T1"> PrintOut{</text:span></text:p>
      <text:p text:style-name="P11"><text:span text:style-name="T1"><text:tab/><text:tab/></text:span><text:span text:style-name="T10">public</text:span><text:span text:style-name="T1"> </text:span><text:span text:style-name="T10">void</text:span><text:span text:style-name="T1"> printOut(DefaultStyledDocument document);</text:span></text:p>
      <text:p text:style-name="P18"><text:tab/>}</text:p>
      <text:p text:style-name="P11"/>
      <text:p text:style-name="P11"><text:span text:style-name="T1"><text:tab/></text:span><text:span text:style-name="T10">class</text:span><text:span text:style-name="T1"> NormalMessage </text:span><text:span text:style-name="T10">implements</text:span><text:span text:style-name="T1"> PrintOut{</text:span></text:p>
      <text:p text:style-name="P11"><text:span text:style-name="T1"><text:tab/><text:tab/></text:span><text:span text:style-name="T10">private</text:span><text:span text:style-name="T1"> TextInterface </text:span><text:span text:style-name="T13">component</text:span><text:span text:style-name="T1">;</text:span></text:p>
      <text:p text:style-name="P11"><text:span text:style-name="T1"><text:tab/><text:tab/></text:span><text:span text:style-name="T10">private</text:span><text:span text:style-name="T1"> SimpleAttributeSet </text:span><text:span text:style-name="T13">attributeSet</text:span><text:span text:style-name="T1">;</text:span></text:p>
      <text:p text:style-name="P11"><text:span text:style-name="T1"><text:tab/><text:tab/></text:span><text:span text:style-name="T10">public</text:span><text:span text:style-name="T1"> NormalMessage( TextInterface component, Color color <text:s/>){</text:span></text:p>
      <text:p text:style-name="P11"><text:span text:style-name="T1"><text:tab/><text:tab/><text:tab/></text:span><text:span text:style-name="T10">this</text:span><text:span text:style-name="T1">.</text:span><text:span text:style-name="T13">component</text:span><text:span text:style-name="T1"> = component;<text:tab/><text:tab/><text:tab/></text:span></text:p>
      <text:p text:style-name="P11"><text:span text:style-name="T1"><text:tab/><text:tab/><text:tab/></text:span><text:span text:style-name="T13">attributeSet</text:span><text:span text:style-name="T1"> = </text:span><text:span text:style-name="T10">new</text:span><text:span text:style-name="T1"> SimpleAttributeSet();</text:span></text:p>
      <text:p text:style-name="P11"><text:span text:style-name="T1"><text:tab/><text:tab/><text:tab/>StyleConstants.</text:span><text:span text:style-name="T2">setForeground</text:span><text:span text:style-name="T1">( </text:span><text:span text:style-name="T13">attributeSet</text:span><text:span text:style-name="T1">, color );</text:span></text:p>
      <text:p text:style-name="P11"><text:span text:style-name="T1"><text:tab/><text:tab/><text:tab/></text:span><text:span text:style-name="T10">this</text:span><text:span text:style-name="T1">.</text:span><text:span text:style-name="T13">attributeSet</text:span><text:span text:style-name="T1">.addAttribute( </text:span><text:span text:style-name="T13">IDENTIFIER_NAME</text:span><text:span text:style-name="T1">, component );</text:span></text:p>
      <text:p text:style-name="P18"><text:tab/><text:tab/>}</text:p>
      <text:p text:style-name="P11"><text:span text:style-name="T1"><text:tab/><text:tab/></text:span><text:span text:style-name="T10">public</text:span><text:span text:style-name="T1"> </text:span><text:span text:style-name="T10">void</text:span><text:span text:style-name="T1"> printOut(DefaultStyledDocument document) {</text:span></text:p>
      <text:p text:style-name="P11"><text:span text:style-name="T1"><text:tab/><text:tab/><text:tab/></text:span><text:span text:style-name="T10">try</text:span><text:span text:style-name="T1"> {</text:span></text:p>
      <text:p text:style-name="P11"><text:span text:style-name="T1"><text:tab/><text:tab/><text:tab/><text:tab/>document.insertString( document.getLength(), </text:span><text:span text:style-name="T13">component</text:span><text:span text:style-name="T1">.getString(), </text:span><text:span text:style-name="T13">attributeSet</text:span><text:span text:style-name="T1"> );</text:span></text:p>
      <text:p text:style-name="P11"><text:span text:style-name="T1"><text:tab/><text:tab/><text:tab/>} </text:span><text:span text:style-name="T10">catch</text:span><text:span text:style-name="T1"> (BadLocationException e) {}<text:tab/><text:tab/></text:span></text:p>
      <text:p text:style-name="P18"><text:tab/><text:tab/>}</text:p>
      <text:p text:style-name="P18"><text:tab/>}</text:p>
      <text:p text:style-name="P18"><text:tab/></text:p>
      <text:p text:style-name="P11"><text:span text:style-name="T1"><text:tab/></text:span><text:span text:style-name="T10">interface</text:span><text:span text:style-name="T1"> TextInterface{</text:span></text:p>
      <text:p text:style-name="P11"><text:span text:style-name="T1"><text:tab/><text:tab/></text:span><text:span text:style-name="T10">public</text:span><text:span text:style-name="T1"> String getString();</text:span></text:p>
      <text:p text:style-name="P18"><text:tab/>}</text:p>
      <text:p text:style-name="P11"><text:span text:style-name="T1"><text:tab/></text:span><text:span text:style-name="T10">class</text:span><text:span text:style-name="T1"> MyLabel </text:span><text:span text:style-name="T10">extends</text:span><text:span text:style-name="T1"> JLabel </text:span><text:span text:style-name="T10">implements</text:span><text:span text:style-name="T1"> TextInterface{</text:span></text:p>
      <text:p text:style-name="P11"><text:span text:style-name="T1"><text:tab/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14">serialVersionUID</text:span><text:span text:style-name="T1"> = -7386528427304831104L;</text:span></text:p>
      <text:p text:style-name="P11"><text:span text:style-name="T1"><text:tab/><text:tab/></text:span><text:span text:style-name="T10">public</text:span><text:span text:style-name="T1"> MyLabel(String string) {</text:span></text:p>
      <text:p text:style-name="P11"><text:span text:style-name="T1"><text:tab/><text:tab/><text:tab/></text:span><text:span text:style-name="T10">super</text:span><text:span text:style-name="T1">( string );</text:span></text:p>
      <text:p text:style-name="P18"><text:tab/><text:tab/>}</text:p>
      <text:p text:style-name="P11"><text:span text:style-name="T1"><text:tab/><text:tab/></text:span><text:span text:style-name="T19">@Override</text:span></text:p>
      <text:p text:style-name="P11"><text:span text:style-name="T1"><text:tab/><text:tab/></text:span><text:span text:style-name="T10">public</text:span><text:span text:style-name="T1"> String getString() {<text:tab/><text:tab/><text:tab/></text:span></text:p>
      <text:p text:style-name="P11"><text:span text:style-name="T1"><text:tab/><text:tab/><text:tab/></text:span><text:span text:style-name="T10">return</text:span><text:span text:style-name="T1"> </text:span><text:span text:style-name="T10">this</text:span><text:span text:style-name="T1">.getText();</text:span></text:p>
      <text:p text:style-name="P18"><text:tab/><text:tab/>}<text:tab/><text:tab/></text:p>
      <text:p text:style-name="P18"><text:tab/>}</text:p>
      <text:p text:style-name="P11"><text:span text:style-name="T1"><text:tab/></text:span><text:span text:style-name="T10">class</text:span><text:span text:style-name="T1"> MyTextField </text:span><text:span text:style-name="T10">extends</text:span><text:span text:style-name="T1"> JTextField </text:span><text:span text:style-name="T10">implements</text:span><text:span text:style-name="T1"> TextInterface{</text:span></text:p>
      <text:p text:style-name="P11"><text:soft-page-break/><text:span text:style-name="T1"><text:tab/><text:tab/></text:span><text:span text:style-name="T10">private</text:span><text:span text:style-name="T1"> </text:span><text:span text:style-name="T10">static</text:span><text:span text:style-name="T1"> </text:span><text:span text:style-name="T10">final</text:span><text:span text:style-name="T1"> </text:span><text:span text:style-name="T10">long</text:span><text:span text:style-name="T1"> </text:span><text:span text:style-name="T14">serialVersionUID</text:span><text:span text:style-name="T1"> = -2576120738093248914L;</text:span></text:p>
      <text:p text:style-name="P11"><text:span text:style-name="T1"><text:tab/><text:tab/></text:span><text:span text:style-name="T10">public</text:span><text:span text:style-name="T1"> MyTextField(String string) {</text:span></text:p>
      <text:p text:style-name="P11"><text:span text:style-name="T1"><text:tab/><text:tab/><text:tab/></text:span><text:span text:style-name="T10">super</text:span><text:span text:style-name="T1">( string );</text:span></text:p>
      <text:p text:style-name="P18"><text:tab/><text:tab/>}</text:p>
      <text:p text:style-name="P11"><text:span text:style-name="T1"><text:tab/><text:tab/></text:span><text:span text:style-name="T19">@Override</text:span></text:p>
      <text:p text:style-name="P11"><text:span text:style-name="T1"><text:tab/><text:tab/></text:span><text:span text:style-name="T10">public</text:span><text:span text:style-name="T1"> String getString() {</text:span></text:p>
      <text:p text:style-name="P11"><text:span text:style-name="T1"><text:tab/><text:tab/><text:tab/></text:span><text:span text:style-name="T10">return</text:span><text:span text:style-name="T1"> </text:span><text:span text:style-name="T10">this</text:span><text:span text:style-name="T1">.getText();</text:span></text:p>
      <text:p text:style-name="P18"><text:tab/><text:tab/>}<text:tab/><text:tab/></text:p>
      <text:p text:style-name="P18"><text:tab/>}</text:p>
      <text:p text:style-name="P18">}</text:p>
      <text:p text:style-name="P14"/>
      <text:p text:style-name="P10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82cm" fo:margin-bottom="0.947cm" fo:margin-left="1.416cm" fo:margin-right="1.3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9:23:15</meta:creation-date>
    <meta:generator>LibreOffice/4.2.8.2$Linux_x86 LibreOffice_project/420m0$Build-2</meta:generator>
    <dc:date>2015-05-17T19:42:24.337482707</dc:date>
    <meta:editing-duration>PT11H10M7S</meta:editing-duration>
    <meta:editing-cycles>64</meta:editing-cycles>
    <meta:document-statistic meta:table-count="0" meta:image-count="0" meta:object-count="0" meta:page-count="7" meta:paragraph-count="345" meta:word-count="1102" meta:character-count="11847" meta:non-whitespace-character-count="10132"/>
  </office:meta>
</office:document-meta>
</file>